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Accent_20_3">
      <style:table-cell-properties style:text-align-source="fix" style:repeat-content="false"/>
      <style:paragraph-properties fo:text-align="end" fo:margin-left="0pt"/>
      <style:text-properties style:font-weight-asian="normal" style:font-weight-complex="normal"/>
    </style:style>
    <style:style style:name="ce2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BASV 316 Text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Heading_20_2" office:value-type="string" calcext:value-type="string">
            <text:p>Statu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1<text:span text:style-name="T1">st</text:span> Draft</text:p>
          </table:table-cell>
          <table:table-cell table:style-name="ce1" office:value-type="string" calcext:value-type="string">
            <text:p>Glossary</text:p>
          </table:table-cell>
          <table:table-cell table:style-name="ce1" office:value-type="string" calcext:value-type="string">
            <text:p>Illustrations</text:p>
          </table:table-cell>
          <table:table-cell table:style-name="ce1" office:value-type="string" calcext:value-type="string">
            <text:p>Biblio</text:p>
          </table:table-cell>
          <table:table-cell table:style-name="ce1" office:value-type="string" calcext:value-type="string">
            <text:p>Research Sample</text:p>
          </table:table-cell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number-columns-repeated="2" office:value-type="date" office:date-value="2018-12-17" calcext:value-type="date">
            <text:p>12/17/18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oundations</text:p>
          </table:table-cell>
          <table:table-cell table:number-columns-repeated="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thics</text:p>
          </table:table-cell>
          <table:table-cell table:number-columns-repeated="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sign</text:p>
          </table:table-cell>
          <table:table-cell table:number-columns-repeated="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easuring</text:p>
          </table:table-cell>
          <table:table-cell table:number-columns-repeated="2" office:value-type="date" office:date-value="2018-12-19" calcext:value-type="date">
            <text:p>12/19/18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ata</text:p>
          </table:table-cell>
          <table:table-cell office:value-type="date" office:date-value="2018-12-23" calcext:value-type="date">
            <text:p>12/23/18</text:p>
          </table:table-cell>
          <table:table-cell office:value-type="date" office:date-value="2019-02-07" calcext:value-type="date">
            <text:p>02/07/19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ampling</text:p>
          </table:table-cell>
          <table:table-cell office:value-type="date" office:date-value="2018-12-25" calcext:value-type="date">
            <text:p>12/25/18</text:p>
          </table:table-cell>
          <table:table-cell office:value-type="date" office:date-value="2019-02-07" calcext:value-type="date">
            <text:p>02/07/19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urveys</text:p>
          </table:table-cell>
          <table:table-cell office:value-type="date" office:date-value="2018-12-29" calcext:value-type="date">
            <text:p>12/29/18</text:p>
          </table:table-cell>
          <table:table-cell office:value-type="date" office:date-value="2019-02-08" calcext:value-type="date">
            <text:p>02/08/19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xperimental</text:p>
          </table:table-cell>
          <table:table-cell office:value-type="date" office:date-value="2019-01-13" calcext:value-type="date">
            <text:p>01/13/19</text:p>
          </table:table-cell>
          <table:table-cell office:value-type="date" office:date-value="2019-02-12" calcext:value-type="date">
            <text:p>02/12/19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nterviews</text:p>
          </table:table-cell>
          <table:table-cell office:value-type="date" office:date-value="2019-01-02" calcext:value-type="date">
            <text:p>01/02/19</text:p>
          </table:table-cell>
          <table:table-cell office:value-type="date" office:date-value="2019-02-12" calcext:value-type="date">
            <text:p>02/12/19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ield</text:p>
          </table:table-cell>
          <table:table-cell table:number-columns-repeated="2" office:value-type="date" office:date-value="2019-04-24" calcext:value-type="date">
            <text:p>04/24/19</text:p>
          </table:table-cell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nobtrusive</text:p>
          </table:table-cell>
          <table:table-cell/>
          <table:table-cell table:style-name="Default"/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Interpretive</text:p>
          </table:table-cell>
          <table:table-cell/>
          <table:table-cell table:style-name="Default"/>
          <table:table-cell table:number-columns-repeated="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xed</text:p>
          </table:table-cell>
          <table:table-cell/>
          <table:table-cell table:style-name="Default"/>
          <table:table-cell table:number-columns-repeated="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resenting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09:31:28.4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Self</meta:initial-creator>
    <meta:creation-date>2019-02-07T07:25:40.124000000</meta:creation-date>
    <dc:date>2019-04-24T09:31:51.800000000</dc:date>
    <dc:creator>George Self</dc:creator>
    <meta:editing-duration>PT1H20M30S</meta:editing-duration>
    <meta:editing-cycles>8</meta:editing-cycles>
    <meta:generator>LibreOffice/6.0.5.2$Windows_X86_64 LibreOffice_project/54c8cbb85f300ac59db32fe8a675ff7683cd5a16</meta:generator>
    <meta:document-statistic meta:table-count="1" meta:cell-count="63" meta:object-count="0"/>
  </office:meta>
</office:document-meta>
</file>